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RI DE VILCAPAZA FLORA SOF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944795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06055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NDORI DE VILCAPAZA, FLORA SOF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4479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2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2/10/2021</text:p>
          </table:table-cell>
          <table:table-cell table:style-name="Tabla2.A2" office:value-type="string">
            <text:p text:style-name="P7">5784238</text:p>
          </table:table-cell>
          <table:table-cell table:style-name="Tabla2.A2" office:value-type="string">
            <text:p text:style-name="P7">22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0:55:5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